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LINK TOOL ASSESSMENT</text:p>
      <text:p text:style-name="Standard"/>
      <text:list xml:id="list5300552957589235305" text:style-name="L1">
        <text:list-item>
          <text:p text:style-name="P2">Choose the correct answer</text:p>
          <text:p text:style-name="P4">a. Set the test case's result to Blocked if the test case is not executable at both GCS and US and marked as BLOCKED in the assignment list</text:p>
          <text:p text:style-name="P4">b. Set the test case's result to Reassign if the test case is not executable at GCS and US and marked as NEED_HELP in the assignment list</text:p>
          <text:p text:style-name="P4">c. Both a and b are correct</text:p>
          <text:p text:style-name="P4">d. Both a and b are incorrect</text:p>
        </text:list-item>
        <text:list-item>
          <text:p text:style-name="P4">Which person is reponsible for setting the test case's result to Blocked or Reassign</text:p>
          <text:p text:style-name="P4">a. Tester</text:p>
          <text:p text:style-name="P4">b. QA</text:p>
          <text:p text:style-name="P4">c. Testlead</text:p>
          <text:p text:style-name="P4">d. a,b and c are incorrect</text:p>
        </text:list-item>
        <text:list-item>
          <text:p text:style-name="P4">What is the definition of Failed: National Regression?</text:p>
        </text:list-item>
      </text:list>
      <text:p text:style-name="P1"><text:tab/>a. The test case fails in current mainline build but passes in current national build</text:p>
      <text:p text:style-name="P1"><text:tab/>b. The test case passes in current mainline build and current national build</text:p>
      <text:p text:style-name="P1"><text:tab/>c. The test case failes in current national build but passes in current mainline build</text:p>
      <text:p text:style-name="P1"><text:s text:c="6"/>4. <text:s text:c="2"/>What is the definition of national build?</text:p>
      <text:p text:style-name="P1"><text:tab/>a. National build is the latest build</text:p>
      <text:p text:style-name="P1"><text:tab/>b. National build is the branch build</text:p>
      <text:p text:style-name="P1"><text:tab/>c. Both a and b are correct</text:p>
      <text:p text:style-name="P1"><text:tab/>d. National build is the build which is released to the public<text:tab/></text:p>
      <text:p text:style-name="P1"><text:s text:c="6"/>5. <text:s text:c="2"/>What are the differences between Testlink and JIRA?<text:tab/></text:p>
      <text:p text:style-name="P1"><text:tab/>a. JIRA is the issue tracking and project management tool</text:p>
      <text:p text:style-name="P1"><text:tab/>b. Testlink is the test management tool which offers support for test cases, test suites...</text:p>
      <text:p text:style-name="P1"><text:tab/>c. Both a and b are correct</text:p>
      <text:p text:style-name="P1"><text:tab/>d. Both a and b are incorrect</text:p>
      <text:p text:style-name="P1"><text:s text:c="6"/>6.<text:tab/>Choose the incorrect answer</text:p>
      <text:p text:style-name="P1"><text:tab/>a. Test case's result is set to Passed if it passed on all assigned platforms</text:p>
      <text:p text:style-name="P1"><text:tab/>b. Test case's result is set to Failed if it failed on any platform</text:p>
      <text:p text:style-name="P1"><text:tab/>c. Test case's result is set to Failed if it failed on all platform</text:p>
      <text:p text:style-name="P1"><text:tab/>d. Test case's result is set to Passed if it passed on all except one platform </text:p>
      <text:p text:style-name="P1"><text:s text:c="6"/>7. <text:s text:c="2"/>Which tool below is a test management tool like Testlink?</text:p>
      <text:p text:style-name="P1"><text:tab/>a. JIRA</text:p>
      <text:p text:style-name="P1"><text:tab/>b. Redmine</text:p>
      <text:p text:style-name="P1"><text:tab/>c. Both a and b are correct</text:p>
      <text:p text:style-name="P1"><text:tab/>d. Both a and b are incorrect <text:s text:c="2"/><text:tab/></text:p>
      <text:p text:style-name="P1"><text:s text:c="6"/>8. <text:s text:c="2"/>How to add a new test case to Testlink?</text:p>
      <text:p text:style-name="P1"><text:tab/>a. Navigate to Test Specification, click on a test suite folder then click on Create test cases button</text:p>
      <text:p text:style-name="P1"><text:tab/>b. Navigate to Test Specification, click on a test suite folder then click on Create test suites button</text:p>
      <text:p text:style-name="P1"><text:tab/>c. Navigate to Test Specification, click on a test suite folder then click on Create test scripts button</text:p>
      <text:p text:style-name="P1"><text:tab/>d. Navigate to Test Specification, click on a test suite folder then click on Create test references button</text:p>
      <text:p text:style-name="P1"><text:s text:c="6"/>9.<text:tab/>Choose the correct answer</text:p>
      <text:p text:style-name="P1"><text:tab/>a. Test suite is a collection of test steps</text:p>
      <text:p text:style-name="P1"><text:tab/>b. Test suite is a collection of preconditions</text:p>
      <text:p text:style-name="P1"><text:tab/>c. Test suite is a collection of test cases</text:p>
      <text:p text:style-name="P1"><text:tab/>d. Test suite is a collection of requirement references<text:tab/></text:p>
      <text:p text:style-name="P1"><text:soft-page-break/><text:s text:c="7"/>10. After executing test case, the tester set test case's result to Passed if:</text:p>
      <text:p text:style-name="P1"><text:tab/>a. The actual result does not match the expected result <text:tab/></text:p>
      <text:p text:style-name="P1"><text:tab/>b. The observed result matches the the actual result</text:p>
      <text:p text:style-name="P1"><text:tab/>c. The observed result does not match the actual result</text:p>
      <text:p text:style-name="P1"><text:tab/>d. The actual result matches the expected result</text:p>
      <text:p text:style-name="P1"><text:s text:c="7"/>11. Which way the tester can use to find assigned test cases?</text:p>
      <text:p text:style-name="P1"><text:tab/>a. Select Test Project &gt; Select Test Plan &gt; Select <text:s/>Assigned Tests under Test Execution</text:p>
      <text:p text:style-name="P1"><text:tab/>b. Select Test Project &gt; Select Test Plan &gt; Select Execute Tests under Test Execution</text:p>
      <text:p text:style-name="P1"><text:tab/>c. Both a and b are correct</text:p>
      <text:p text:style-name="P1"><text:tab/>d. Both a and b are incorrect</text:p>
      <text:p text:style-name="P1"><text:s text:c="8"/>12. Which way the tester can use to search for test results from older builds</text:p>
      <text:p text:style-name="P1"><text:tab/>a. Expanding Test Result from Older Buils field</text:p>
      <text:p text:style-name="P1"><text:tab/>b. There is no way to view test results from older builds</text:p>
      <text:p text:style-name="P1"><text:tab/>c. Navigate to History navigator</text:p>
      <text:p text:style-name="P1"><text:s text:c="8"/>13. Which way the tester can use to navigate to different test project?<text:tab/></text:p>
      <text:p text:style-name="P1"><text:tab/>a. Click on a test project under Test Project section</text:p>
      <text:p text:style-name="P1"><text:tab/>b. Click on Test Project combo box at top right corner then select a test project</text:p>
      <text:p text:style-name="P1"><text:tab/>c. Tester's account is linked to only one project so the tester can't change to different test project</text:p>
      <text:p text:style-name="P1"><text:tab/>d. a, b, c are incorrect<text:tab/></text:p>
      <text:p text:style-name="P1"><text:s text:c="8"/>14. The developer had finished fixing a bug which is related to a specific feature and then set the bug report to Resolved. What can the tester do to ensure that the fix is correct?</text:p>
      <text:p text:style-name="P1"><text:tab/>a. Execute the test cases which are related to this feature</text:p>
      <text:p text:style-name="P1"><text:tab/>b. Follow the steps in bug report's description to try to reproduce the bug</text:p>
      <text:p text:style-name="P1"><text:tab/>c. Adhoc or sanity testing around this feature</text:p>
      <text:p text:style-name="P1"><text:tab/>d. a, b, c are correct</text:p>
      <text:p text:style-name="P1"><text:s text:c="9"/>15. Which way the tester can use to link the opened JIRA ticket to the test case?<text:tab/><text:tab/></text:p>
      <text:p text:style-name="Standard"><text:tab/>a. Inputting the Jira ticket ID into JIRA field in Testlink</text:p>
      <text:p text:style-name="Standard"><text:tab/>b. Clicking on Create New JIRA Ticket in Testlink<text:tab/></text:p>
      <text:p text:style-name="Standard"><text:tab/>c. Both a and b are correct</text:p>
      <text:p text:style-name="Standard"><text:tab/>d. Both a and b are incorrect<text:tab/></text:p>
      <text:p text:style-name="Standard"><text:s text:c="9"/>16. When should we set test case's result to In Progress?</text:p>
      <text:p text:style-name="Standard"><text:tab/>a. Test case takes a few hours to run<text:tab/><text:tab/></text:p>
      <text:p text:style-name="Standard"><text:tab/>b. Test case can't be executed at GCS and US</text:p>
      <text:p text:style-name="Standard"><text:tab/>c. Test case can't be executed at GCS but can be executed at US</text:p>
      <text:p text:style-name="Standard"><text:s text:c="9"/>17. Which fields below are not available when creating new test case?</text:p>
      <text:p text:style-name="Standard"><text:tab/>a. Test case title</text:p>
      <text:p text:style-name="Standard"><text:tab/>b. Summary</text:p>
      <text:p text:style-name="Standard"><text:tab/>c. Steps </text:p>
      <text:p text:style-name="Standard"><text:tab/>d. Expected Results</text:p>
      <text:p text:style-name="Standard"><text:tab/>e. Actual Results<text:tab/></text:p>
      <text:p text:style-name="Standard"><text:tab/>f. Observed Results</text:p>
      <text:p text:style-name="Standard"><text:s text:c="10"/>18. Which way the tester can use to save test case as XML file?</text:p>
      <text:p text:style-name="Standard"><text:tab/>a. Click on a test case then click on Save button. Input field name, select XML file type then click on Save button</text:p>
      <text:p text:style-name="Standard"><text:tab/>b. Click on a test case then click on Views button. Input field name, select XML file type then click on Save button<text:tab/></text:p>
      <text:p text:style-name="Standard"><text:tab/>c. <text:s/>Click on a test case then click on Export button. Input field name, select XML file type then click on Export button</text:p>
      <text:p text:style-name="Standard"><text:tab/>d. XML file type is not supported. Tester can't save test case as XML file</text:p>
      <text:p text:style-name="Standard"><text:s text:c="10"/>19. Which one below is not test case's result?</text:p>
      <text:p text:style-name="Standard"><text:tab/>a. Not Run</text:p>
      <text:p text:style-name="Standard"><text:soft-page-break/><text:tab/>b. Passed</text:p>
      <text:p text:style-name="Standard"><text:tab/>c. Blocked</text:p>
      <text:p text:style-name="Standard"><text:tab/>d. New</text:p>
      <text:p text:style-name="Standard"><text:s text:c="7"/>20. <text:s/>Who is the person responsible for assigning test case?</text:p>
      <text:p text:style-name="Standard"><text:tab/>a. Testlead</text:p>
      <text:p text:style-name="Standard"><text:tab/>b. Tester</text:p>
      <text:p text:style-name="Standard"><text:tab/>c. QA</text:p>
      <text:p text:style-name="Standard"><text:tab/>d. a, b, c are correct</text:p>
      <text:p text:style-name="Standard">ANSWERS</text:p>
      <text:list xml:id="list3754207986313824981" text:style-name="L2">
        <text:list-item>
          <text:p text:style-name="P5">a</text:p>
        </text:list-item>
        <text:list-item>
          <text:p text:style-name="P5">c</text:p>
        </text:list-item>
        <text:list-item>
          <text:p text:style-name="P5">a</text:p>
        </text:list-item>
        <text:list-item>
          <text:p text:style-name="P5">d</text:p>
        </text:list-item>
        <text:list-item>
          <text:p text:style-name="P5">c</text:p>
        </text:list-item>
        <text:list-item>
          <text:p text:style-name="P5">d</text:p>
        </text:list-item>
        <text:list-item>
          <text:p text:style-name="P5">d</text:p>
        </text:list-item>
        <text:list-item>
          <text:p text:style-name="P5">a</text:p>
        </text:list-item>
        <text:list-item>
          <text:p text:style-name="P5">c</text:p>
        </text:list-item>
        <text:list-item>
          <text:p text:style-name="P5">d</text:p>
        </text:list-item>
        <text:list-item>
          <text:p text:style-name="P5">b</text:p>
        </text:list-item>
        <text:list-item>
          <text:p text:style-name="P5">a</text:p>
        </text:list-item>
        <text:list-item>
          <text:p text:style-name="P5">b</text:p>
        </text:list-item>
        <text:list-item>
          <text:p text:style-name="P5">d</text:p>
        </text:list-item>
        <text:list-item>
          <text:p text:style-name="P5">a</text:p>
        </text:list-item>
        <text:list-item>
          <text:p text:style-name="P5">a</text:p>
        </text:list-item>
        <text:list-item>
          <text:p text:style-name="P5">e, f</text:p>
        </text:list-item>
        <text:list-item>
          <text:p text:style-name="P5">c</text:p>
        </text:list-item>
        <text:list-item>
          <text:p text:style-name="P5">d</text:p>
        </text:list-item>
        <text:list-item>
          <text:p text:style-name="P5">a</text:p>
        </text:list-item>
      </text:list>
      <text:list xml:id="list34596400" text:continue-list="list5300552957589235305" text:style-name="L1">
        <text:list-header>
          <text:p text:style-name="P2"><text:s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16M43S</meta:editing-duration>
    <meta:editing-cycles>63</meta:editing-cycles>
    <meta:generator>OpenOffice/4.1.1$Win32 OpenOffice.org_project/411m6$Build-9775</meta:generator>
    <dc:date>2016-01-08T14:43:34.72</dc:date>
    <meta:document-statistic meta:table-count="0" meta:image-count="0" meta:object-count="0" meta:page-count="3" meta:paragraph-count="122" meta:word-count="1048" meta:character-count="5508"/>
    <meta:user-defined meta:name="Info 1"/>
    <meta:user-defined meta:name="Info 2"/>
    <meta:user-defined meta:name="Info 3"/>
    <meta:user-defined meta:name="Info 4"/>
  </office:meta>
</office:document-meta>
</file>